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38"/>
    <style:style style:name="ce4" style:family="table-cell" style:parent-style-name="Default" style:data-style-name="N129"/>
    <style:style style:name="ce5" style:family="table-cell" style:parent-style-name="Default" style:data-style-name="N13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A/H</text:p>
          </table:table-cell>
          <table:table-cell/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Total AH Avail</text:p>
          </table:table-cell>
          <table:table-cell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formula="of:=[.A2]*[.C2]" office:value-type="float" office:value="180" calcext:value-type="float">
            <text:p>180</text:p>
          </table:table-cell>
          <table:table-cell table:style-name="Default" office:value-type="string" calcext:value-type="string">
            <text:p>Replaced July 202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Loads</text:p>
          </table:table-cell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Amps</text:p>
          </table:table-cell>
          <table:table-cell table:style-name="Default" office:value-type="string" calcext:value-type="string">
            <text:p>24 hr Amps</text:p>
          </table:table-cell>
          <table:table-cell table:style-name="Default" office:value-type="string" calcext:value-type="string">
            <text:p>Days Runtime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table:style-name="ce4" office:value-type="float" office:value="0.001" calcext:value-type="float">
            <text:p>0.001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LP Detector</text:p>
          </table:table-cell>
          <table:table-cell office:value-type="float" office:value="0.132" calcext:value-type="float">
            <text:p>0.132</text:p>
          </table:table-cell>
          <table:table-cell table:formula="of:=[.B6]-[.$B$5]" office:value-type="float" office:value="0.131" calcext:value-type="float">
            <text:p>0.1310</text:p>
          </table:table-cell>
          <table:table-cell table:formula="of:=[.C6]*24" office:value-type="float" office:value="3.144" calcext:value-type="float">
            <text:p>3.1440</text:p>
          </table:table-cell>
          <table:table-cell table:formula="of:=[.$D$2]/[.D6]" office:value-type="float" office:value="57.2519083969466" calcext:value-type="float">
            <text:p>57.252</text:p>
          </table:table-cell>
        </table:table-row>
        <table:table-row table:style-name="ro1">
          <table:table-cell office:value-type="string" calcext:value-type="string">
            <text:p>Fuse #4 ‘REAR’ perhaps backup camera</text:p>
          </table:table-cell>
          <table:table-cell office:value-type="string" calcext:value-type="string">
            <text:p>pretty much not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 #9 ‘Audio Video’ </text:p>
          </table:table-cell>
          <table:table-cell office:value-type="float" office:value="0.5" calcext:value-type="float">
            <text:p>0.5</text:p>
          </table:table-cell>
          <table:table-cell table:formula="of:=[.B8]-[.$B$5]" office:value-type="float" office:value="0.499" calcext:value-type="float">
            <text:p>0.4990</text:p>
          </table:table-cell>
          <table:table-cell table:formula="of:=[.C8]*24" office:value-type="float" office:value="11.976" calcext:value-type="float">
            <text:p>11.9760</text:p>
          </table:table-cell>
          <table:table-cell table:formula="of:=[.$D$2]/[.D8]" office:value-type="float" office:value="15.0300601202405" calcext:value-type="float">
            <text:p>15.030</text:p>
          </table:table-cell>
        </table:table-row>
        <table:table-row table:style-name="ro1">
          <table:table-cell office:value-type="string" calcext:value-type="string">
            <text:p>Fantastic 3</text:p>
          </table:table-cell>
          <table:table-cell office:value-type="float" office:value="3" calcext:value-type="float">
            <text:p>3</text:p>
          </table:table-cell>
          <table:table-cell table:formula="of:=[.B9]-[.$B$5]" office:value-type="float" office:value="2.999" calcext:value-type="float">
            <text:p>2.9990</text:p>
          </table:table-cell>
          <table:table-cell table:formula="of:=[.C9]*24" office:value-type="float" office:value="71.976" calcext:value-type="float">
            <text:p>71.9760</text:p>
          </table:table-cell>
          <table:table-cell table:formula="of:=[.$D$2]/[.D9]" office:value-type="float" office:value="2.50083361120373" calcext:value-type="float">
            <text:p>2.501</text:p>
          </table:table-cell>
        </table:table-row>
        <table:table-row table:style-name="ro1">
          <table:table-cell office:value-type="string" calcext:value-type="string">
            <text:p>Fantastic 2</text:p>
          </table:table-cell>
          <table:table-cell office:value-type="float" office:value="2.21" calcext:value-type="float">
            <text:p>2.21</text:p>
          </table:table-cell>
          <table:table-cell table:formula="of:=[.B10]-[.$B$5]" office:value-type="float" office:value="2.209" calcext:value-type="float">
            <text:p>2.2090</text:p>
          </table:table-cell>
          <table:table-cell table:formula="of:=[.C10]*24" office:value-type="float" office:value="53.016" calcext:value-type="float">
            <text:p>53.0160</text:p>
          </table:table-cell>
          <table:table-cell table:formula="of:=[.$D$2]/[.D10]" office:value-type="float" office:value="3.39520144861928" calcext:value-type="float">
            <text:p>3.395</text:p>
          </table:table-cell>
        </table:table-row>
        <table:table-row table:style-name="ro1">
          <table:table-cell office:value-type="string" calcext:value-type="string">
            <text:p>Fantastic 1</text:p>
          </table:table-cell>
          <table:table-cell office:value-type="float" office:value="1.71" calcext:value-type="float">
            <text:p>1.71</text:p>
          </table:table-cell>
          <table:table-cell table:formula="of:=[.B11]-[.$B$5]" office:value-type="float" office:value="1.709" calcext:value-type="float">
            <text:p>1.7090</text:p>
          </table:table-cell>
          <table:table-cell table:formula="of:=[.C11]*24" office:value-type="float" office:value="41.016" calcext:value-type="float">
            <text:p>41.0160</text:p>
          </table:table-cell>
          <table:table-cell table:formula="of:=[.$D$2]/[.D11]" office:value-type="float" office:value="4.38853130485664" calcext:value-type="float">
            <text:p>4.389</text:p>
          </table:table-cell>
        </table:table-row>
        <table:table-row table:style-name="ro1">
          <table:table-cell office:value-type="string" calcext:value-type="string">
            <text:p>Bath Fan 1</text:p>
          </table:table-cell>
          <table:table-cell office:value-type="float" office:value="0.53" calcext:value-type="float">
            <text:p>0.53</text:p>
          </table:table-cell>
          <table:table-cell table:formula="of:=[.B12]-[.$B$5]" office:value-type="float" office:value="0.529" calcext:value-type="float">
            <text:p>0.5290</text:p>
          </table:table-cell>
          <table:table-cell table:formula="of:=[.C12]*24" office:value-type="float" office:value="12.696" calcext:value-type="float">
            <text:p>12.6960</text:p>
          </table:table-cell>
          <table:table-cell table:formula="of:=[.$D$2]/[.D12]" office:value-type="float" office:value="14.1776937618147" calcext:value-type="float">
            <text:p>14.178</text:p>
          </table:table-cell>
        </table:table-row>
        <table:table-row table:style-name="ro1">
          <table:table-cell office:value-type="string" calcext:value-type="string">
            <text:p>Bath Fan 3</text:p>
          </table:table-cell>
          <table:table-cell office:value-type="float" office:value="0.78" calcext:value-type="float">
            <text:p>0.78</text:p>
          </table:table-cell>
          <table:table-cell table:formula="of:=[.B13]-[.$B$5]" office:value-type="float" office:value="0.779" calcext:value-type="float">
            <text:p>0.7790</text:p>
          </table:table-cell>
          <table:table-cell table:formula="of:=[.C13]*24" office:value-type="float" office:value="18.696" calcext:value-type="float">
            <text:p>18.6960</text:p>
          </table:table-cell>
          <table:table-cell table:formula="of:=[.$D$2]/[.D13]" office:value-type="float" office:value="9.62772785622593" calcext:value-type="float">
            <text:p>9.628</text:p>
          </table:table-cell>
        </table:table-row>
        <table:table-row table:style-name="ro1">
          <table:table-cell office:value-type="string" calcext:value-type="string">
            <text:p>Bath Fan 6</text:p>
          </table:table-cell>
          <table:table-cell office:value-type="float" office:value="2.01" calcext:value-type="float">
            <text:p>2.01</text:p>
          </table:table-cell>
          <table:table-cell table:formula="of:=[.B14]-[.$B$5]" office:value-type="float" office:value="2.009" calcext:value-type="float">
            <text:p>2.0090</text:p>
          </table:table-cell>
          <table:table-cell table:formula="of:=[.C14]*24" office:value-type="float" office:value="48.216" calcext:value-type="float">
            <text:p>48.2160</text:p>
          </table:table-cell>
          <table:table-cell table:formula="of:=[.$D$2]/[.D14]" office:value-type="float" office:value="3.7332005973121" calcext:value-type="float">
            <text:p>3.733</text:p>
          </table:table-cell>
        </table:table-row>
        <table:table-row table:style-name="ro1">
          <table:table-cell office:value-type="string" calcext:value-type="string">
            <text:p>Porch Light</text:p>
          </table:table-cell>
          <table:table-cell office:value-type="float" office:value="1.02" calcext:value-type="float">
            <text:p>1.02</text:p>
          </table:table-cell>
          <table:table-cell table:formula="of:=[.B15]-[.$B$5]" office:value-type="float" office:value="1.019" calcext:value-type="float">
            <text:p>1.0190</text:p>
          </table:table-cell>
          <table:table-cell table:formula="of:=[.C15]*24" office:value-type="float" office:value="24.456" calcext:value-type="float">
            <text:p>24.4560</text:p>
          </table:table-cell>
          <table:table-cell table:formula="of:=[.$D$2]/[.D15]" office:value-type="float" office:value="7.36015701668302" calcext:value-type="float">
            <text:p>7.360</text:p>
          </table:table-cell>
        </table:table-row>
        <table:table-row table:style-name="ro1">
          <table:table-cell office:value-type="string" calcext:value-type="string">
            <text:p>House Lights</text:p>
          </table:table-cell>
          <table:table-cell office:value-type="float" office:value="2.424" calcext:value-type="float">
            <text:p>2.424</text:p>
          </table:table-cell>
          <table:table-cell table:formula="of:=[.B16]-[.$B$5]" office:value-type="float" office:value="2.423" calcext:value-type="float">
            <text:p>2.4230</text:p>
          </table:table-cell>
          <table:table-cell table:formula="of:=[.C16]*24" office:value-type="float" office:value="58.152" calcext:value-type="float">
            <text:p>58.1520</text:p>
          </table:table-cell>
          <table:table-cell table:formula="of:=[.$D$2]/[.D16]" office:value-type="float" office:value="3.09533635988444" calcext:value-type="float">
            <text:p>3.095</text:p>
          </table:table-cell>
        </table:table-row>
        <table:table-row table:style-name="ro1">
          <table:table-cell office:value-type="string" calcext:value-type="string">
            <text:p>Dinnette</text:p>
          </table:table-cell>
          <table:table-cell office:value-type="float" office:value="0.98" calcext:value-type="float">
            <text:p>0.98</text:p>
          </table:table-cell>
          <table:table-cell table:formula="of:=[.B17]-[.$B$5]" office:value-type="float" office:value="0.979" calcext:value-type="float">
            <text:p>0.9790</text:p>
          </table:table-cell>
          <table:table-cell table:formula="of:=[.C17]*24" office:value-type="float" office:value="23.496" calcext:value-type="float">
            <text:p>23.4960</text:p>
          </table:table-cell>
          <table:table-cell table:formula="of:=[.$D$2]/[.D17]" office:value-type="float" office:value="7.6608784473953" calcext:value-type="float">
            <text:p>7.66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[.D6]+[.D14]" office:value-type="float" office:value="51.36" calcext:value-type="float">
            <text:p>51.36</text:p>
          </table:table-cell>
          <table:table-cell table:formula="of:=[.$D$2]/[.D19]" office:value-type="float" office:value="3.50467289719626" calcext:value-type="float">
            <text:p>3.50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On shore power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ON <text:s/></text:p>
          </table:table-cell>
          <table:table-cell office:value-type="float" office:value="0.282" calcext:value-type="float">
            <text:p>0.28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-0.34" calcext:value-type="float">
            <text:p>-0.3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08:12:08.10543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8-04T07:56:35.354000000</meta:creation-date>
    <meta:generator>LibreOffice/25.2.3.2$Windows_X86_64 LibreOffice_project/bbb074479178df812d175f709636b368952c2ce3</meta:generator>
    <dc:date>2022-10-06T07:43:00.526000000</dc:date>
    <meta:editing-duration>PT2H26M27S</meta:editing-duration>
    <meta:editing-cycles>3</meta:editing-cycles>
    <meta:document-statistic meta:table-count="1" meta:cell-count="78" meta:object-count="0"/>
  </office:meta>
</office:document-meta>
</file>